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WenQuanYi Micro Hei" style:font-size-asian="12pt" style:font-size-complex="12pt"/>
    </style:style>
    <style:style style:name="P2" style:family="paragraph" style:parent-style-name="Standard">
      <style:text-properties fo:font-size="12pt" officeooo:paragraph-rsid="0014d69f" style:font-name-asian="WenQuanYi Micro Hei" style:font-size-asian="12pt" style:font-size-complex="12pt"/>
    </style:style>
    <style:style style:name="P3" style:family="paragraph" style:parent-style-name="Standard">
      <style:text-properties fo:font-size="12pt" fo:font-weight="bold" officeooo:paragraph-rsid="0014d69f" style:font-name-asian="WenQuanYi Micro Hei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paragraph-rsid="001d0926" style:font-name-asian="WenQuanYi Micro Hei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paragraph-rsid="00260f81" style:font-name-asian="WenQuanYi Micro Hei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paragraph-rsid="001952f9" style:font-name-asian="WenQuanYi Micro Hei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8" style:family="paragraph" style:parent-style-name="Standard">
      <style:text-properties fo:font-size="12pt" officeooo:rsid="00286c97" officeooo:paragraph-rsid="00286c97" style:font-name-asian="WenQuanYi Micro Hei" style:font-size-asian="12pt" style:font-size-complex="12pt"/>
    </style:style>
    <style:style style:name="P9" style:family="paragraph" style:parent-style-name="Standard">
      <style:text-properties fo:font-size="12pt" officeooo:rsid="0014d69f" officeooo:paragraph-rsid="0014d69f" style:font-name-asian="WenQuanYi Micro Hei" style:font-size-asian="12pt" style:font-size-complex="12pt"/>
    </style:style>
    <style:style style:name="P10" style:family="paragraph" style:parent-style-name="Standard">
      <style:text-properties fo:font-size="12pt" officeooo:rsid="0014d69f" officeooo:paragraph-rsid="00462986" style:font-name-asian="WenQuanYi Micro Hei" style:font-size-asian="12pt" style:font-size-complex="12pt"/>
    </style:style>
    <style:style style:name="P11" style:family="paragraph" style:parent-style-name="Standard">
      <style:text-properties fo:font-size="12pt" officeooo:rsid="0014d69f" officeooo:paragraph-rsid="004c85fc" style:font-name-asian="WenQuanYi Micro Hei" style:font-size-asian="12pt" style:font-size-complex="12pt"/>
    </style:style>
    <style:style style:name="P12" style:family="paragraph" style:parent-style-name="Standard">
      <style:text-properties fo:font-size="12pt" officeooo:rsid="0014d69f" officeooo:paragraph-rsid="0050552a" style:font-name-asian="WenQuanYi Micro Hei" style:font-size-asian="12pt" style:font-size-complex="12pt"/>
    </style:style>
    <style:style style:name="P13" style:family="paragraph" style:parent-style-name="Standard">
      <style:text-properties fo:font-size="12pt" officeooo:rsid="0014d69f" officeooo:paragraph-rsid="005ca130" style:font-name-asian="WenQuanYi Micro Hei" style:font-size-asian="12pt" style:font-size-complex="12pt"/>
    </style:style>
    <style:style style:name="P14" style:family="paragraph" style:parent-style-name="Standard">
      <style:text-properties fo:font-size="12pt" fo:font-weight="bold" officeooo:rsid="0014d69f" officeooo:paragraph-rsid="0014d69f" style:font-name-asian="WenQuanYi Micro Hei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4d69f" officeooo:paragraph-rsid="003ca4af" style:font-name-asian="WenQuanYi Micro Hei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4d69f" officeooo:paragraph-rsid="0045de18" style:font-name-asian="WenQuanYi Micro Hei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4d69f" officeooo:paragraph-rsid="004fb3d7" style:font-name-asian="WenQuanYi Micro Hei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normal" officeooo:rsid="0014d69f" officeooo:paragraph-rsid="0064acb0" style:font-name-asian="WenQuanYi Micro Hei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2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315fc6" style:font-size-asian="10pt" style:font-size-complex="10pt"/>
    </style:style>
    <style:style style:name="P2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333ed4" style:font-size-asian="10pt" style:font-size-complex="10pt"/>
    </style:style>
    <style:style style:name="P2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352c92" style:font-size-asian="10pt" style:font-size-complex="10pt"/>
    </style:style>
    <style:style style:name="P2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3681dc" style:font-size-asian="10pt" style:font-size-complex="10pt"/>
    </style:style>
    <style:style style:name="P2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37ae78" style:font-size-asian="10pt" style:font-size-complex="10pt"/>
    </style:style>
    <style:style style:name="P2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3adbdc" style:font-size-asian="10pt" style:font-size-complex="10pt"/>
    </style:style>
    <style:style style:name="P2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40a442" style:font-size-asian="10pt" style:font-size-complex="10pt"/>
    </style:style>
    <style:style style:name="P2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41e89f" style:font-size-asian="10pt" style:font-size-complex="10pt"/>
    </style:style>
    <style:style style:name="P2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483e73" style:font-size-asian="10pt" style:font-size-complex="10pt"/>
    </style:style>
    <style:style style:name="P2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58152a" style:font-size-asian="10pt" style:font-size-complex="10pt"/>
    </style:style>
    <style:style style:name="T1" style:family="text">
      <style:text-properties officeooo:rsid="0012b5d8"/>
    </style:style>
    <style:style style:name="T2" style:family="text">
      <style:text-properties officeooo:rsid="0013914f"/>
    </style:style>
    <style:style style:name="T3" style:family="text">
      <style:text-properties officeooo:rsid="0014d69f"/>
    </style:style>
    <style:style style:name="T4" style:family="text">
      <style:text-properties officeooo:rsid="001748e1"/>
    </style:style>
    <style:style style:name="T5" style:family="text">
      <style:text-properties officeooo:rsid="001c5b0a"/>
    </style:style>
    <style:style style:name="T6" style:family="text">
      <style:text-properties officeooo:rsid="002017d0"/>
    </style:style>
    <style:style style:name="T7" style:family="text">
      <style:text-properties officeooo:rsid="00204c5f"/>
    </style:style>
    <style:style style:name="T8" style:family="text">
      <style:text-properties officeooo:rsid="0021b9c9"/>
    </style:style>
    <style:style style:name="T9" style:family="text">
      <style:text-properties officeooo:rsid="00233897"/>
    </style:style>
    <style:style style:name="T10" style:family="text">
      <style:text-properties officeooo:rsid="0024c4eb"/>
    </style:style>
    <style:style style:name="T11" style:family="text">
      <style:text-properties officeooo:rsid="00260f81"/>
    </style:style>
    <style:style style:name="T12" style:family="text">
      <style:text-properties officeooo:rsid="00287343"/>
    </style:style>
    <style:style style:name="T13" style:family="text">
      <style:text-properties officeooo:rsid="002a36ec"/>
    </style:style>
    <style:style style:name="T14" style:family="text">
      <style:text-properties officeooo:rsid="002b68f8"/>
    </style:style>
    <style:style style:name="T15" style:family="text">
      <style:text-properties officeooo:rsid="002be723"/>
    </style:style>
    <style:style style:name="T16" style:family="text">
      <style:text-properties fo:color="#c0c0c0"/>
    </style:style>
    <style:style style:name="T17" style:family="text">
      <style:text-properties fo:color="#c0c0c0" officeooo:rsid="0059f9e0"/>
    </style:style>
    <style:style style:name="T18" style:family="text">
      <style:text-properties fo:color="#808000" officeooo:rsid="0059f9e0"/>
    </style:style>
    <style:style style:name="T19" style:family="text">
      <style:text-properties fo:color="#000000" fo:font-style="italic" officeooo:rsid="0059f9e0"/>
    </style:style>
    <style:style style:name="T20" style:family="text">
      <style:text-properties fo:color="#0055af" fo:font-style="italic"/>
    </style:style>
    <style:style style:name="T21" style:family="text">
      <style:text-properties fo:color="#008000"/>
    </style:style>
    <style:style style:name="T22" style:family="text">
      <style:text-properties officeooo:rsid="003eaff2"/>
    </style:style>
    <style:style style:name="T23" style:family="text">
      <style:text-properties officeooo:rsid="004fb3d7"/>
    </style:style>
    <style:style style:name="T24" style:family="text">
      <style:text-properties officeooo:rsid="0050552a"/>
    </style:style>
    <style:style style:name="T25" style:family="text">
      <style:text-properties officeooo:rsid="0051ec7c"/>
    </style:style>
    <style:style style:name="T26" style:family="text">
      <style:text-properties officeooo:rsid="0059f9e0"/>
    </style:style>
    <style:style style:name="T27" style:family="text">
      <style:text-properties officeooo:rsid="005afd26"/>
    </style:style>
    <style:style style:name="T28" style:family="text">
      <style:text-properties officeooo:rsid="005e853f"/>
    </style:style>
    <style:style style:name="T29" style:family="text">
      <style:text-properties officeooo:rsid="00630fa2"/>
    </style:style>
    <style:style style:name="T30" style:family="text">
      <style:text-properties officeooo:rsid="0064ac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调试应用程序时，输出一些log是常用的一种方法。QML提供了log输出的多个api，常用的是console.log<text:span text:style-name="T1">()，直接输出参数内容</text:span><text:span text:style-name="T2">。</text:span></text:p>
      <text:p text:style-name="P3"><text:span text:style-name="T2">console.log</text:span><text:span text:style-name="T1">()</text:span><text:span text:style-name="T3">：</text:span></text:p>
      <text:p text:style-name="P6"><text:span text:style-name="T3">与</text:span><text:span text:style-name="T2">console.log</text:span><text:span text:style-name="T1">()类似的还有</text:span><text:span text:style-name="T2">console.</text:span><text:span text:style-name="T4">debug()/info()/warn()/error()</text:span><text:span text:style-name="T5">，用法如下</text:span></text:p>
      <text:p text:style-name="P7"><text:s text:c="4"/>function console_log() { </text:p>
      <text:p text:style-name="P7"><text:s text:c="8"/>console.log("this is console.log()")</text:p>
      <text:p text:style-name="P7"><text:s text:c="8"/>console.debug("this is console.debug()")</text:p>
      <text:p text:style-name="P7"><text:s text:c="8"/>console.info("this is console.info()")</text:p>
      <text:p text:style-name="P7"><text:s text:c="8"/>console.warn("this is console.warn()")</text:p>
      <text:p text:style-name="P7"><text:s text:c="8"/>console.error("this is console.error()")</text:p>
      <text:p text:style-name="P7"><text:s text:c="4"/>}</text:p>
      <text:p text:style-name="P4"><text:span text:style-name="T2">console.assert</text:span><text:span text:style-name="T1">()</text:span><text:span text:style-name="T3">：</text:span></text:p>
      <text:p text:style-name="P2"><text:span text:style-name="T3">与C++的Assert类似</text:span><text:span text:style-name="T6">，成功时无声无息而过</text:span><text:span text:style-name="T7">，失败时会输出assert内容和相关的文件路径</text:span><text:span text:style-name="T8">、行号、函数名称等信息</text:span><text:span text:style-name="T9">，用法如下：</text:span></text:p>
      <text:p text:style-name="P7"><text:s text:c="4"/>function console_assert() {</text:p>
      <text:p text:style-name="P7"><text:s text:c="8"/>console.assert(1 == 1, "assert 1 == 1") // success</text:p>
      <text:p text:style-name="P7"><text:s text:c="8"/>console.assert(1 == 2, "assert 1 == 2") // <text:span text:style-name="T10">failure</text:span></text:p>
      <text:p text:style-name="P7"><text:s text:c="8"/>console.assert(1 &lt; 2, "assert 1 &lt; 2") // <text:span text:style-name="T10">success</text:span></text:p>
      <text:p text:style-name="P7"><text:s text:c="8"/>console.log("assert ends")</text:p>
      <text:p text:style-name="P7"><text:s text:c="4"/>}</text:p>
      <text:p text:style-name="P5"><text:span text:style-name="T2">console.</text:span><text:span text:style-name="T11">time</text:span><text:span text:style-name="T1">()</text:span><text:span text:style-name="T3">：</text:span></text:p>
      <text:p text:style-name="P8">console.time()与console.timeEnd()一起使用，<text:span text:style-name="T12">输出这两个函数之间的程序执行的时间，单位是毫秒</text:span><text:span text:style-name="T13">，函数的参数比较</text:span><text:span text:style-name="T15">特殊（要前后对应）</text:span><text:span text:style-name="T14">，用法如下：</text:span></text:p>
      <text:p text:style-name="P7"><text:s text:c="4"/>function console_time() {</text:p>
      <text:p text:style-name="P20"><text:s text:c="8"/>console.time("wholeFunction") // 函数参数wholeFunction</text:p>
      <text:p text:style-name="P21"><text:s text:c="8"/>console.time("firstPart") // 函数参数firstPart</text:p>
      <text:p text:style-name="P7"><text:s text:c="8"/>for (index = 0; index &lt; 10000; index++) { // do something</text:p>
      <text:p text:style-name="P7"><text:s text:c="8"/>}</text:p>
      <text:p text:style-name="P22"><text:s text:c="8"/>console.timeEnd("firstPart") // 函数参数firstPart</text:p>
      <text:p text:style-name="P23"><text:s text:c="8"/>console.time("secondPart") // 函数参数secondPart</text:p>
      <text:p text:style-name="P25"><text:s text:c="8"/>for (index = 0; index &lt; 10000; index++) { // do something</text:p>
      <text:p text:style-name="P7"><text:s text:c="8"/>}</text:p>
      <text:p text:style-name="P24"><text:s text:c="8"/>console.timeEnd("secondPart") // 函数参数secondPart</text:p>
      <text:p text:style-name="P25"><text:s text:c="8"/>for (index = 0; index &lt; 10000; index++) { // do something</text:p>
      <text:p text:style-name="P7"><text:s text:c="8"/>}</text:p>
      <text:p text:style-name="P23"><text:s text:c="8"/>console.timeEnd("wholeFunction") // 函数参数wholeFunction</text:p>
      <text:p text:style-name="P7"><text:s text:c="4"/>}</text:p>
      <text:p text:style-name="P15"><text:span text:style-name="T2">console.</text:span><text:span text:style-name="T11">trace</text:span><text:span text:style-name="T1">()</text:span>：</text:p>
      <text:p text:style-name="P9">输出代码执行的行号、函数名称、文件路径等堆栈信息，最多<text:span text:style-name="T22">10条，例如main.qml代码如下：</text:span></text:p>
      <text:p text:style-name="P7">import QtQuick 2.2</text:p>
      <text:p text:style-name="P7"/>
      <text:p text:style-name="P7">Item {</text:p>
      <text:p text:style-name="P7"><text:s text:c="4"/>width: 360</text:p>
      <text:p text:style-name="P7"><text:s text:c="4"/>height: 360</text:p>
      <text:p text:style-name="P7"><text:soft-page-break/></text:p>
      <text:p text:style-name="P26"><text:s text:c="4"/>function console_trace() {</text:p>
      <text:p text:style-name="P27"><text:s text:c="8"/>console.trace() // 调用console.trace() </text:p>
      <text:p text:style-name="P7"><text:s text:c="4"/>}</text:p>
      <text:p text:style-name="P7"/>
      <text:p text:style-name="P7"><text:s text:c="4"/>MouseArea {</text:p>
      <text:p text:style-name="P7"><text:s text:c="8"/>anchors.fill: parent</text:p>
      <text:p text:style-name="P7"><text:s text:c="8"/>onClicked: console_trace()</text:p>
      <text:p text:style-name="P7"><text:s text:c="4"/>}</text:p>
      <text:p text:style-name="P7">}</text:p>
      <text:p text:style-name="P9">点击鼠标时，输出如下log：</text:p>
      <text:p text:style-name="P7">console_trace (qrc:///main.qml:8)</text:p>
      <text:p text:style-name="P7">onClicked (qrc:///main.qml:13)</text:p>
      <text:p text:style-name="P16"><text:span text:style-name="T2">console.</text:span><text:span text:style-name="T11">count</text:span><text:span text:style-name="T1">()</text:span>：</text:p>
      <text:p text:style-name="P10">输出某个代码块执行的次数，<text:span text:style-name="T22">例如main.qml代码如下：</text:span></text:p>
      <text:p text:style-name="P7">import QtQuick 2.2</text:p>
      <text:p text:style-name="P7"/>
      <text:p text:style-name="P7">Item {</text:p>
      <text:p text:style-name="P7"><text:s text:c="4"/>width: 360</text:p>
      <text:p text:style-name="P7"><text:s text:c="4"/>height: 360</text:p>
      <text:p text:style-name="P7"/>
      <text:p text:style-name="P7"><text:s text:c="4"/>function console_count() {</text:p>
      <text:p text:style-name="P28"><text:s text:c="8"/>console.count("console_count() called") // 调用console.count() </text:p>
      <text:p text:style-name="P7"><text:s text:c="4"/>}</text:p>
      <text:p text:style-name="P7"/>
      <text:p text:style-name="P7"><text:s text:c="4"/>MouseArea {</text:p>
      <text:p text:style-name="P7"><text:s text:c="8"/>anchors.fill: parent</text:p>
      <text:p text:style-name="P7"><text:s text:c="8"/>onClicked: {</text:p>
      <text:p text:style-name="P7"><text:s text:c="12"/>console_count()</text:p>
      <text:p text:style-name="P7"><text:s text:c="12"/>console_count()</text:p>
      <text:p text:style-name="P7"><text:s text:c="8"/>}</text:p>
      <text:p text:style-name="P7"><text:s text:c="4"/>}</text:p>
      <text:p text:style-name="P7">}</text:p>
      <text:p text:style-name="P11">点击鼠标时，输出如下log：</text:p>
      <text:p text:style-name="P7">console_count() called: 1</text:p>
      <text:p text:style-name="P7">console_count() called: 2</text:p>
      <text:p text:style-name="P17"><text:span text:style-name="T2">console.</text:span><text:span text:style-name="T23">profile</text:span><text:span text:style-name="T1">()</text:span>：</text:p>
      <text:p text:style-name="P12"><text:span text:style-name="T24">QML和JavaScript代码性能分析，</text:span><text:span text:style-name="T25">console.profile()与console.profileEnd()一起使用，用法如下：</text:span></text:p>
      <text:p text:style-name="P7">function f() {</text:p>
      <text:p text:style-name="P7"><text:s text:c="4"/>console.profile()</text:p>
      <text:p text:style-name="P7"><text:s text:c="4"/>// Call some function that needs to be profiled.</text:p>
      <text:p text:style-name="P29"><text:s text:c="4"/>// Ensure that a client is attached before ending the profiling session.</text:p>
      <text:p text:style-name="P7"><text:s text:c="4"/>console.profileEnd()</text:p>
      <text:p text:style-name="P7">}</text:p>
      <text:p text:style-name="P18">另<text:span text:style-name="T29">，通过QtCreator中的</text:span><text:span text:style-name="T30">“Analyze-&gt;QML Profiler”可以进行QML性能分析。</text:span></text:p>
      <text:p text:style-name="P14">console.exception<text:span text:style-name="T26">()：</text:span></text:p>
      <text:p text:style-name="P13"><text:soft-page-break/><text:span text:style-name="T26">输出异常信息</text:span><text:span text:style-name="T27">，包括</text:span>行号、函数名称、文件路径等<text:span text:style-name="T28">，用法如下：</text:span></text:p>
      <text:p text:style-name="P7"><text:s text:c="4"/>function console_exception() {</text:p>
      <text:p text:style-name="P7"><text:s text:c="8"/>console.exception("this is an exception")</text:p>
      <text:p text:style-name="P7"><text:s text:c="4"/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2-28T16:46:06</meta:creation-date>
    <meta:generator>LibreOffice/4.0.2.2$Linux_X86_64 LibreOffice_project/400m0$Build-2</meta:generator>
    <dc:date>2015-03-02T09:54:57</dc:date>
    <dc:creator>hanjunjie </dc:creator>
    <meta:editing-duration>PT2H21M29S</meta:editing-duration>
    <meta:editing-cycles>87</meta:editing-cycles>
    <meta:document-statistic meta:table-count="0" meta:image-count="0" meta:object-count="0" meta:page-count="3" meta:paragraph-count="85" meta:word-count="573" meta:character-count="2629" meta:non-whitespace-character-count="2130"/>
  </office:meta>
</office:document-meta>
</file>